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version: <text:tab/>0.1</text:p>
      <text:p text:style-name="Standard">Last modification: <text:tab/><text:date style:data-style-name="N37" text:date-value="2012-05-24T13:36:22">24/05/12</text:date></text:p>
      <text:p text:style-name="Standard">Author(s):<text:tab/><text:tab/>Filip Jurcicek</text:p>
      <text:h text:style-name="Heading_20_1" text:outline-level="1">UFAL User simulation</text:h>
      <text:p text:style-name="Standard">The purpose of this document is to describe the principles and implementation of user simulations for <text:s/>spoken dialogue systems developed at UFAL, MFF UK, Czech Republic. As a prerequisite, the reader should be familiar with the definition of the UFAL Dialogue act scheme, UFAL Dialogue state update, and UFAL Dialogue policy as described in ufal-dialogue-acts.odt, ufal-dialogue-state-update.odt and ufal-dialogue-policy.odt.</text:p>
      <text:p text:style-name="Standard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UFAL User simulation<text:tab/>1</text:p>
          <text:p text:style-name="P1">User simulation<text:tab/>1</text:p>
        </text:index-body>
      </text:table-of-content>
      <text:h text:style-name="Heading_20_1" text:outline-level="1">User simulation</text:h>
      <text:p text:style-name="Standard">In a spoken dialogue system, the purpose of a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UFAL_7e_LT_7e_Gliederung_20_1" style:display-name="UFAL~LT~Gliederung 1" style:family="paragraph">
      <style:paragraph-properties fo:margin="100%" fo:margin-left="0in" fo:margin-right="0in" fo:margin-top="0in" fo:margin-bottom="0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UFAL_7e_LT_7e_Gliederung_20_2" style:display-name="UFAL~LT~Gliederung 2" style:family="paragraph" style:parent-style-name="UFAL_7e_LT_7e_Gliederung_20_1">
      <style:paragraph-properties fo:margin-top="0in" fo:margin-bottom="0.1575in"/>
      <style:text-properties fo:font-size="28pt" style:font-size-asian="28pt" style:font-size-complex="28pt"/>
    </style:style>
    <style:style style:name="UFAL_7e_LT_7e_Gliederung_20_3" style:display-name="UFAL~LT~Gliederung 3" style:family="paragraph" style:parent-style-name="UFAL_7e_LT_7e_Gliederung_20_2">
      <style:paragraph-properties fo:margin-top="0in" fo:margin-bottom="0.1181in"/>
      <style:text-properties fo:font-size="24pt" style:font-size-asian="24pt" style:font-size-complex="24pt"/>
    </style:style>
    <style:style style:name="UFAL_7e_LT_7e_Gliederung_20_4" style:display-name="UFAL~LT~Gliederung 4" style:family="paragraph" style:parent-style-name="UFAL_7e_LT_7e_Gliederung_20_3">
      <style:paragraph-properties fo:margin-top="0in" fo:margin-bottom="0.0783in"/>
      <style:text-properties fo:font-size="20pt" style:font-size-asian="20pt" style:font-size-complex="20pt"/>
    </style:style>
    <style:style style:name="UFAL_7e_LT_7e_Gliederung_20_5" style:display-name="UFAL~LT~Gliederung 5" style:family="paragraph" style:parent-style-name="UFAL_7e_LT_7e_Gliederung_20_4">
      <style:paragraph-properties fo:margin-top="0in" fo:margin-bottom="0.0398in"/>
    </style:style>
    <style:style style:name="UFAL_7e_LT_7e_Gliederung_20_6" style:display-name="UFAL~LT~Gliederung 6" style:family="paragraph" style:parent-style-name="UFAL_7e_LT_7e_Gliederung_20_5"/>
    <style:style style:name="UFAL_7e_LT_7e_Gliederung_20_7" style:display-name="UFAL~LT~Gliederung 7" style:family="paragraph" style:parent-style-name="UFAL_7e_LT_7e_Gliederung_20_6"/>
    <style:style style:name="UFAL_7e_LT_7e_Gliederung_20_8" style:display-name="UFAL~LT~Gliederung 8" style:family="paragraph" style:parent-style-name="UFAL_7e_LT_7e_Gliederung_20_7"/>
    <style:style style:name="UFAL_7e_LT_7e_Gliederung_20_9" style:display-name="UFAL~LT~Gliederung 9" style:family="paragraph" style:parent-style-name="UFAL_7e_LT_7e_Gliederung_20_8"/>
    <style:style style:name="UFAL_7e_LT_7e_Titel" style:display-name="UFAL~LT~Titel" style:family="paragraph">
      <style:paragraph-properties fo:margin="100%" fo:margin-left="0in" fo:margin-right="0in" fo:margin-top="0in" fo:margin-bottom="0in" style:line-height-at-least="0.139in" fo:text-align="center" style:justify-single-word="false" fo:text-indent="0in" style:auto-text-indent="false" style:text-autospace="none" style:writing-mode="lr-tb"/>
      <style:text-properties style:use-window-font-color="true" style:text-outline="false" style:text-line-through-style="none" style:font-name="Tahoma" fo:font-size="44pt" fo:letter-spacing="normal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UFAL_7e_LT_7e_Untertitel" style:display-name="UFAL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UFAL_7e_LT_7e_Notizen" style:display-name="UFAL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UFAL_7e_LT_7e_Hintergrundobjekte" style:display-name="UFAL~LT~Hintergrundobjekte" style:family="paragraph">
      <style:paragraph-properties style:text-autospace="none"/>
      <style:text-properties style:letter-kerning="true"/>
    </style:style>
    <style:style style:name="UFAL_7e_LT_7e_Hintergrund" style:display-name="UFAL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lue_7e_LT_7e_Gliederung_20_1" style:display-name="Blue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top="0in" fo:margin-bottom="0.1575in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top="0in" fo:margin-bottom="0.1181in"/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WW-Heading12" style:family="paragraph" style:parent-style-name="Standard">
      <style:paragraph-properties fo:margin-top="0.1654in" fo:margin-bottom="0.0827in"/>
    </style:style>
    <style:style style:name="WW-Heading123" style:family="paragraph" style:parent-style-name="Standard">
      <style:paragraph-properties fo:margin-top="0.1654in" fo:margin-bottom="0.0827in"/>
    </style:style>
    <style:style style:name="WW-Heading1234" style:family="paragraph" style:parent-style-name="Standard">
      <style:paragraph-properties fo:margin-top="0.1654in" fo:margin-bottom="0.0827in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</meta:initial-creator>
    <meta:creation-date>2012-05-06T15:28:22</meta:creation-date>
    <dc:date>2012-05-24T13:36:22</dc:date>
    <dc:creator>jurcicek </dc:creator>
    <meta:editing-duration>PT23H7M54S</meta:editing-duration>
    <meta:editing-cycles>394</meta:editing-cycles>
    <meta:generator>LibreOffice/3.5$Linux_X86_64 LibreOffice_project/7e68ba2-a744ebf-1f241b7-c506db1-7d53735</meta:generator>
    <meta:document-statistic meta:table-count="0" meta:image-count="0" meta:object-count="0" meta:page-count="1" meta:paragraph-count="11" meta:word-count="92" meta:character-count="643" meta:non-whitespace-character-count="557"/>
  </office:meta>
</office:document-meta>
</file>